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6600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 table:number-rows-repeated="5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>
            <text:p>freq timer</text:p>
          </table:table-cell>
          <table:table-cell office:value-type="float" office:value="72000">
            <text:p>72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nota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nota midi</text:p>
          </table:table-cell>
          <table:table-cell/>
          <table:table-cell table:number-columns-repeated="2" office:value-type="string">
            <text:p>sqrcounter</text:p>
          </table:table-cell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formula="of:=POWER(1.0594630943593;[.D10]-49)*440" office:value-type="float" office:value="27.4999999999941">
            <text:p>27,5</text:p>
          </table:table-cell>
          <table:table-cell office:value-type="float" office:value="21">
            <text:p>21</text:p>
          </table:table-cell>
          <table:table-cell/>
          <table:table-cell table:formula="of:=[.$G$6]/[.E10]" office:value-type="float" office:value="2618.18181818238">
            <text:p>2618,1818181824</text:p>
          </table:table-cell>
          <table:table-cell table:formula="of:=ROUND([.H10])" office:value-type="float" office:value="2618">
            <text:p>2618</text:p>
          </table:table-cell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formula="of:=POWER(1.0594630943593;[.D11]-49)*440" office:value-type="float" office:value="29.1352350948745">
            <text:p>29,1352350949</text:p>
          </table:table-cell>
          <table:table-cell office:value-type="float" office:value="22">
            <text:p>22</text:p>
          </table:table-cell>
          <table:table-cell/>
          <table:table-cell table:formula="of:=[.$G$6]/[.E11]" office:value-type="float" office:value="2471.23456411259">
            <text:p>2471,2345641126</text:p>
          </table:table-cell>
          <table:table-cell table:formula="of:=ROUND([.H11])" office:value-type="float" office:value="2471">
            <text:p>2471</text:p>
          </table:table-cell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formula="of:=POWER(1.0594630943593;[.D12]-49)*440" office:value-type="float" office:value="30.8677063285014">
            <text:p>30,8677063285</text:p>
          </table:table-cell>
          <table:table-cell office:value-type="float" office:value="23">
            <text:p>23</text:p>
          </table:table-cell>
          <table:table-cell/>
          <table:table-cell table:formula="of:=[.$G$6]/[.E12]" office:value-type="float" office:value="2332.534825677">
            <text:p>2332,534825677</text:p>
          </table:table-cell>
          <table:table-cell table:formula="of:=ROUND([.H12])" office:value-type="float" office:value="2333">
            <text:p>2333</text:p>
          </table:table-cell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formula="of:=POWER(1.0594630943593;[.D13]-49)*440" office:value-type="float" office:value="32.7031956625683">
            <text:p>32,7031956626</text:p>
          </table:table-cell>
          <table:table-cell office:value-type="float" office:value="24">
            <text:p>24</text:p>
          </table:table-cell>
          <table:table-cell/>
          <table:table-cell table:formula="of:=[.$G$6]/[.E13]" office:value-type="float" office:value="2201.61970539198">
            <text:p>2201,619705392</text:p>
          </table:table-cell>
          <table:table-cell table:formula="of:=ROUND([.H13])" office:value-type="float" office:value="2202">
            <text:p>2202</text:p>
          </table:table-cell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formula="of:=POWER(1.0594630943593;[.D14]-49)*440" office:value-type="float" office:value="34.6478288721022">
            <text:p>34,6478288721</text:p>
          </table:table-cell>
          <table:table-cell office:value-type="float" office:value="25">
            <text:p>25</text:p>
          </table:table-cell>
          <table:table-cell/>
          <table:table-cell table:formula="of:=[.$G$6]/[.E14]" office:value-type="float" office:value="2078.05228621332">
            <text:p>2078,0522862133</text:p>
          </table:table-cell>
          <table:table-cell table:formula="of:=ROUND([.H14])" office:value-type="float" office:value="2078">
            <text:p>2078</text:p>
          </table:table-cell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formula="of:=POWER(1.0594630943593;[.D15]-49)*440" office:value-type="float" office:value="36.7080959896689">
            <text:p>36,7080959897</text:p>
          </table:table-cell>
          <table:table-cell office:value-type="float" office:value="26">
            <text:p>26</text:p>
          </table:table-cell>
          <table:table-cell/>
          <table:table-cell table:formula="of:=[.$G$6]/[.E15]" office:value-type="float" office:value="1961.42017336621">
            <text:p>1961,4201733662</text:p>
          </table:table-cell>
          <table:table-cell table:formula="of:=ROUND([.H15])" office:value-type="float" office:value="1961">
            <text:p>1961</text:p>
          </table:table-cell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formula="of:=POWER(1.0594630943593;[.D16]-49)*440" office:value-type="float" office:value="38.8908729652528">
            <text:p>38,8908729653</text:p>
          </table:table-cell>
          <table:table-cell office:value-type="float" office:value="27">
            <text:p>27</text:p>
          </table:table-cell>
          <table:table-cell/>
          <table:table-cell table:formula="of:=[.$G$6]/[.E16]" office:value-type="float" office:value="1851.33411801603">
            <text:p>1851,334118016</text:p>
          </table:table-cell>
          <table:table-cell table:formula="of:=ROUND([.H16])" office:value-type="float" office:value="1851">
            <text:p>1851</text:p>
          </table:table-cell>
        </table:table-row>
        <table:table-row table:style-name="ro1">
          <table:table-cell table:number-columns-repeated="3"/>
          <table:table-cell table:style-name="ce1" office:value-type="float" office:value="8">
            <text:p>8</text:p>
          </table:table-cell>
          <table:table-cell table:formula="of:=POWER(1.0594630943593;[.D17]-49)*440" office:value-type="float" office:value="41.2034446141012">
            <text:p>41,2034446141</text:p>
          </table:table-cell>
          <table:table-cell office:value-type="float" office:value="28">
            <text:p>28</text:p>
          </table:table-cell>
          <table:table-cell/>
          <table:table-cell table:formula="of:=[.$G$6]/[.E17]" office:value-type="float" office:value="1747.42671818655">
            <text:p>1747,4267181866</text:p>
          </table:table-cell>
          <table:table-cell table:formula="of:=ROUND([.H17])" office:value-type="float" office:value="1747">
            <text:p>1747</text:p>
          </table:table-cell>
        </table:table-row>
        <table:table-row table:style-name="ro1">
          <table:table-cell table:number-columns-repeated="3"/>
          <table:table-cell table:style-name="ce1" office:value-type="float" office:value="9">
            <text:p>9</text:p>
          </table:table-cell>
          <table:table-cell table:formula="of:=POWER(1.0594630943593;[.D18]-49)*440" office:value-type="float" office:value="43.6535289291177">
            <text:p>43,6535289291</text:p>
          </table:table-cell>
          <table:table-cell office:value-type="float" office:value="29">
            <text:p>29</text:p>
          </table:table-cell>
          <table:table-cell/>
          <table:table-cell table:formula="of:=[.$G$6]/[.E18]" office:value-type="float" office:value="1649.35119258995">
            <text:p>1649,35119259</text:p>
          </table:table-cell>
          <table:table-cell table:formula="of:=ROUND([.H18])" office:value-type="float" office:value="1649">
            <text:p>1649</text:p>
          </table:table-cell>
        </table:table-row>
        <table:table-row table:style-name="ro1">
          <table:table-cell table:number-columns-repeated="3"/>
          <table:table-cell table:style-name="ce1" office:value-type="float" office:value="10">
            <text:p>10</text:p>
          </table:table-cell>
          <table:table-cell table:formula="of:=POWER(1.0594630943593;[.D19]-49)*440" office:value-type="float" office:value="46.2493028389463">
            <text:p>46,2493028389</text:p>
          </table:table-cell>
          <table:table-cell office:value-type="float" office:value="30">
            <text:p>30</text:p>
          </table:table-cell>
          <table:table-cell/>
          <table:table-cell table:formula="of:=[.$G$6]/[.E19]" office:value-type="float" office:value="1556.78022327656">
            <text:p>1556,7802232766</text:p>
          </table:table-cell>
          <table:table-cell table:formula="of:=ROUND([.H19])" office:value-type="float" office:value="1557">
            <text:p>1557</text:p>
          </table:table-cell>
        </table:table-row>
        <table:table-row table:style-name="ro1">
          <table:table-cell table:number-columns-repeated="3"/>
          <table:table-cell table:style-name="ce1" office:value-type="float" office:value="11">
            <text:p>11</text:p>
          </table:table-cell>
          <table:table-cell table:formula="of:=POWER(1.0594630943593;[.D20]-49)*440" office:value-type="float" office:value="48.9994294977104">
            <text:p>48,9994294977</text:p>
          </table:table-cell>
          <table:table-cell office:value-type="float" office:value="31">
            <text:p>31</text:p>
          </table:table-cell>
          <table:table-cell/>
          <table:table-cell table:formula="of:=[.$G$6]/[.E20]" office:value-type="float" office:value="1469.40486324161">
            <text:p>1469,4048632416</text:p>
          </table:table-cell>
          <table:table-cell table:formula="of:=ROUND([.H20])" office:value-type="float" office:value="1469">
            <text:p>1469</text:p>
          </table:table-cell>
        </table:table-row>
        <table:table-row table:style-name="ro1">
          <table:table-cell table:number-columns-repeated="3"/>
          <table:table-cell table:style-name="ce1" office:value-type="float" office:value="12">
            <text:p>12</text:p>
          </table:table-cell>
          <table:table-cell table:formula="of:=POWER(1.0594630943593;[.D21]-49)*440" office:value-type="float" office:value="51.9130871974846">
            <text:p>51,9130871975</text:p>
          </table:table-cell>
          <table:table-cell office:value-type="float" office:value="32">
            <text:p>32</text:p>
          </table:table-cell>
          <table:table-cell/>
          <table:table-cell table:formula="of:=[.$G$6]/[.E21]" office:value-type="float" office:value="1386.93350534331">
            <text:p>1386,9335053433</text:p>
          </table:table-cell>
          <table:table-cell table:formula="of:=ROUND([.H21])" office:value-type="float" office:value="1387">
            <text:p>1387</text:p>
          </table:table-cell>
        </table:table-row>
        <table:table-row table:style-name="ro1">
          <table:table-cell table:number-columns-repeated="3"/>
          <table:table-cell table:style-name="ce1" office:value-type="float" office:value="13">
            <text:p>13</text:p>
          </table:table-cell>
          <table:table-cell table:formula="of:=POWER(1.0594630943593;[.D22]-49)*440" office:value-type="float" office:value="54.9999999999912">
            <text:p>55</text:p>
          </table:table-cell>
          <table:table-cell office:value-type="float" office:value="33">
            <text:p>33</text:p>
          </table:table-cell>
          <table:table-cell/>
          <table:table-cell table:formula="of:=[.$G$6]/[.E22]" office:value-type="float" office:value="1309.09090909112">
            <text:p>1309,0909090911</text:p>
          </table:table-cell>
          <table:table-cell table:formula="of:=ROUND([.H22])" office:value-type="float" office:value="1309">
            <text:p>1309</text:p>
          </table:table-cell>
        </table:table-row>
        <table:table-row table:style-name="ro1">
          <table:table-cell table:number-columns-repeated="3"/>
          <table:table-cell table:style-name="ce1" office:value-type="float" office:value="14">
            <text:p>14</text:p>
          </table:table-cell>
          <table:table-cell table:formula="of:=POWER(1.0594630943593;[.D23]-49)*440" office:value-type="float" office:value="58.2704701897522">
            <text:p>58,2704701898</text:p>
          </table:table-cell>
          <table:table-cell office:value-type="float" office:value="34">
            <text:p>34</text:p>
          </table:table-cell>
          <table:table-cell/>
          <table:table-cell table:formula="of:=[.$G$6]/[.E23]" office:value-type="float" office:value="1235.61728205623">
            <text:p>1235,6172820562</text:p>
          </table:table-cell>
          <table:table-cell table:formula="of:=ROUND([.H23])" office:value-type="float" office:value="1236">
            <text:p>1236</text:p>
          </table:table-cell>
        </table:table-row>
        <table:table-row table:style-name="ro1">
          <table:table-cell table:number-columns-repeated="3"/>
          <table:table-cell table:style-name="ce1" office:value-type="float" office:value="15">
            <text:p>15</text:p>
          </table:table-cell>
          <table:table-cell table:formula="of:=POWER(1.0594630943593;[.D24]-49)*440" office:value-type="float" office:value="61.7354126570062">
            <text:p>61,735412657</text:p>
          </table:table-cell>
          <table:table-cell office:value-type="float" office:value="35">
            <text:p>35</text:p>
          </table:table-cell>
          <table:table-cell/>
          <table:table-cell table:formula="of:=[.$G$6]/[.E24]" office:value-type="float" office:value="1166.26741283844">
            <text:p>1166,2674128384</text:p>
          </table:table-cell>
          <table:table-cell table:formula="of:=ROUND([.H24])" office:value-type="float" office:value="1166">
            <text:p>116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POWER(1.0594630943593;[.D25]-49)*440" office:value-type="float" office:value="65.4063913251401">
            <text:p>65,4063913251</text:p>
          </table:table-cell>
          <table:table-cell office:value-type="float" office:value="36">
            <text:p>36</text:p>
          </table:table-cell>
          <table:table-cell/>
          <table:table-cell table:formula="of:=[.$G$6]/[.E25]" office:value-type="float" office:value="1100.80985269593">
            <text:p>1100,8098526959</text:p>
          </table:table-cell>
          <table:table-cell table:formula="of:=ROUND([.H25])" office:value-type="float" office:value="1101">
            <text:p>1101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POWER(1.0594630943593;[.D26]-49)*440" office:value-type="float" office:value="69.2956577442082">
            <text:p>69,2956577442</text:p>
          </table:table-cell>
          <table:table-cell office:value-type="float" office:value="37">
            <text:p>37</text:p>
          </table:table-cell>
          <table:table-cell/>
          <table:table-cell table:formula="of:=[.$G$6]/[.E26]" office:value-type="float" office:value="1039.02614310661">
            <text:p>1039,0261431066</text:p>
          </table:table-cell>
          <table:table-cell table:formula="of:=ROUND([.H26])" office:value-type="float" office:value="1039">
            <text:p>1039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POWER(1.0594630943593;[.D27]-49)*440" office:value-type="float" office:value="73.4161919793418">
            <text:p>73,4161919793</text:p>
          </table:table-cell>
          <table:table-cell office:value-type="float" office:value="38">
            <text:p>38</text:p>
          </table:table-cell>
          <table:table-cell/>
          <table:table-cell table:formula="of:=[.$G$6]/[.E27]" office:value-type="float" office:value="980.710086683054">
            <text:p>980,7100866831</text:p>
          </table:table-cell>
          <table:table-cell table:formula="of:=ROUND([.H27])" office:value-type="float" office:value="981">
            <text:p>981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POWER(1.0594630943593;[.D28]-49)*440" office:value-type="float" office:value="77.7817459305099">
            <text:p>77,7817459305</text:p>
          </table:table-cell>
          <table:table-cell office:value-type="float" office:value="39">
            <text:p>39</text:p>
          </table:table-cell>
          <table:table-cell/>
          <table:table-cell table:formula="of:=[.$G$6]/[.E28]" office:value-type="float" office:value="925.667059007968">
            <text:p>925,667059008</text:p>
          </table:table-cell>
          <table:table-cell table:formula="of:=ROUND([.H28])" office:value-type="float" office:value="926">
            <text:p>926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POWER(1.0594630943593;[.D29]-49)*440" office:value-type="float" office:value="82.4068892282069">
            <text:p>82,4068892282</text:p>
          </table:table-cell>
          <table:table-cell office:value-type="float" office:value="40">
            <text:p>40</text:p>
          </table:table-cell>
          <table:table-cell/>
          <table:table-cell table:formula="of:=[.$G$6]/[.E29]" office:value-type="float" office:value="873.713359093226">
            <text:p>873,7133590932</text:p>
          </table:table-cell>
          <table:table-cell table:formula="of:=ROUND([.H29])" office:value-type="float" office:value="874">
            <text:p>874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POWER(1.0594630943593;[.D30]-49)*440" office:value-type="float" office:value="87.3070578582401">
            <text:p>87,3070578582</text:p>
          </table:table-cell>
          <table:table-cell office:value-type="float" office:value="41">
            <text:p>41</text:p>
          </table:table-cell>
          <table:table-cell/>
          <table:table-cell table:formula="of:=[.$G$6]/[.E30]" office:value-type="float" office:value="824.675596294929">
            <text:p>824,6755962949</text:p>
          </table:table-cell>
          <table:table-cell table:formula="of:=ROUND([.H30])" office:value-type="float" office:value="825">
            <text:p>825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POWER(1.0594630943593;[.D31]-49)*440" office:value-type="float" office:value="92.4986056778975">
            <text:p>92,4986056779</text:p>
          </table:table-cell>
          <table:table-cell office:value-type="float" office:value="42">
            <text:p>42</text:p>
          </table:table-cell>
          <table:table-cell/>
          <table:table-cell table:formula="of:=[.$G$6]/[.E31]" office:value-type="float" office:value="778.390111638238">
            <text:p>778,3901116382</text:p>
          </table:table-cell>
          <table:table-cell table:formula="of:=ROUND([.H31])" office:value-type="float" office:value="778">
            <text:p>778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POWER(1.0594630943593;[.D32]-49)*440" office:value-type="float" office:value="97.998858995426">
            <text:p>97,9988589954</text:p>
          </table:table-cell>
          <table:table-cell office:value-type="float" office:value="43">
            <text:p>43</text:p>
          </table:table-cell>
          <table:table-cell/>
          <table:table-cell table:formula="of:=[.$G$6]/[.E32]" office:value-type="float" office:value="734.702431620765">
            <text:p>734,7024316208</text:p>
          </table:table-cell>
          <table:table-cell table:formula="of:=ROUND([.H32])" office:value-type="float" office:value="735">
            <text:p>735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POWER(1.0594630943593;[.D33]-49)*440" office:value-type="float" office:value="103.826174394975">
            <text:p>103,826174395</text:p>
          </table:table-cell>
          <table:table-cell office:value-type="float" office:value="44">
            <text:p>44</text:p>
          </table:table-cell>
          <table:table-cell/>
          <table:table-cell table:formula="of:=[.$G$6]/[.E33]" office:value-type="float" office:value="693.466752671616">
            <text:p>693,4667526716</text:p>
          </table:table-cell>
          <table:table-cell table:formula="of:=ROUND([.H33])" office:value-type="float" office:value="693">
            <text:p>693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POWER(1.0594630943593;[.D34]-49)*440" office:value-type="float" office:value="109.999999999988">
            <text:p>110</text:p>
          </table:table-cell>
          <table:table-cell office:value-type="float" office:value="45">
            <text:p>45</text:p>
          </table:table-cell>
          <table:table-cell/>
          <table:table-cell table:formula="of:=[.$G$6]/[.E34]" office:value-type="float" office:value="654.545454545524">
            <text:p>654,5454545455</text:p>
          </table:table-cell>
          <table:table-cell table:formula="of:=ROUND([.H34])" office:value-type="float" office:value="655">
            <text:p>655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POWER(1.0594630943593;[.D35]-49)*440" office:value-type="float" office:value="116.540940379511">
            <text:p>116,5409403795</text:p>
          </table:table-cell>
          <table:table-cell office:value-type="float" office:value="46">
            <text:p>46</text:p>
          </table:table-cell>
          <table:table-cell/>
          <table:table-cell table:formula="of:=[.$G$6]/[.E35]" office:value-type="float" office:value="617.808641028081">
            <text:p>617,8086410281</text:p>
          </table:table-cell>
          <table:table-cell table:formula="of:=ROUND([.H35])" office:value-type="float" office:value="618">
            <text:p>618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POWER(1.0594630943593;[.D36]-49)*440" office:value-type="float" office:value="123.470825314019">
            <text:p>123,470825314</text:p>
          </table:table-cell>
          <table:table-cell office:value-type="float" office:value="47">
            <text:p>47</text:p>
          </table:table-cell>
          <table:table-cell/>
          <table:table-cell table:formula="of:=[.$G$6]/[.E36]" office:value-type="float" office:value="583.133706419188">
            <text:p>583,1337064192</text:p>
          </table:table-cell>
          <table:table-cell table:formula="of:=ROUND([.H36])" office:value-type="float" office:value="583">
            <text:p>583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POWER(1.0594630943593;[.D37]-49)*440" office:value-type="float" office:value="130.812782650287">
            <text:p>130,8127826503</text:p>
          </table:table-cell>
          <table:table-cell office:value-type="float" office:value="48">
            <text:p>48</text:p>
          </table:table-cell>
          <table:table-cell/>
          <table:table-cell table:formula="of:=[.$G$6]/[.E37]" office:value-type="float" office:value="550.404926347937">
            <text:p>550,4049263479</text:p>
          </table:table-cell>
          <table:table-cell table:formula="of:=ROUND([.H37])" office:value-type="float" office:value="550">
            <text:p>550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POWER(1.0594630943593;[.D38]-49)*440" office:value-type="float" office:value="138.591315488424">
            <text:p>138,5913154884</text:p>
          </table:table-cell>
          <table:table-cell office:value-type="float" office:value="49">
            <text:p>49</text:p>
          </table:table-cell>
          <table:table-cell/>
          <table:table-cell table:formula="of:=[.$G$6]/[.E38]" office:value-type="float" office:value="519.513071553275">
            <text:p>519,5130715533</text:p>
          </table:table-cell>
          <table:table-cell table:formula="of:=ROUND([.H38])" office:value-type="float" office:value="520">
            <text:p>520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POWER(1.0594630943593;[.D39]-49)*440" office:value-type="float" office:value="146.832383958691">
            <text:p>146,8323839587</text:p>
          </table:table-cell>
          <table:table-cell office:value-type="float" office:value="50">
            <text:p>50</text:p>
          </table:table-cell>
          <table:table-cell/>
          <table:table-cell table:formula="of:=[.$G$6]/[.E39]" office:value-type="float" office:value="490.355043341501">
            <text:p>490,3550433415</text:p>
          </table:table-cell>
          <table:table-cell table:formula="of:=ROUND([.H39])" office:value-type="float" office:value="490">
            <text:p>490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POWER(1.0594630943593;[.D40]-49)*440" office:value-type="float" office:value="155.563491861028">
            <text:p>155,563491861</text:p>
          </table:table-cell>
          <table:table-cell office:value-type="float" office:value="51">
            <text:p>51</text:p>
          </table:table-cell>
          <table:table-cell/>
          <table:table-cell table:formula="of:=[.$G$6]/[.E40]" office:value-type="float" office:value="462.833529503959">
            <text:p>462,833529504</text:p>
          </table:table-cell>
          <table:table-cell table:formula="of:=ROUND([.H40])" office:value-type="float" office:value="463">
            <text:p>463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POWER(1.0594630943593;[.D41]-49)*440" office:value-type="float" office:value="164.813778456423">
            <text:p>164,8137784564</text:p>
          </table:table-cell>
          <table:table-cell office:value-type="float" office:value="52">
            <text:p>52</text:p>
          </table:table-cell>
          <table:table-cell/>
          <table:table-cell table:formula="of:=[.$G$6]/[.E41]" office:value-type="float" office:value="436.85667954659">
            <text:p>436,8566795466</text:p>
          </table:table-cell>
          <table:table-cell table:formula="of:=ROUND([.H41])" office:value-type="float" office:value="437">
            <text:p>437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POWER(1.0594630943593;[.D42]-49)*440" office:value-type="float" office:value="174.61411571649">
            <text:p>174,6141157165</text:p>
          </table:table-cell>
          <table:table-cell office:value-type="float" office:value="53">
            <text:p>53</text:p>
          </table:table-cell>
          <table:table-cell/>
          <table:table-cell table:formula="of:=[.$G$6]/[.E42]" office:value-type="float" office:value="412.337798147442">
            <text:p>412,3377981474</text:p>
          </table:table-cell>
          <table:table-cell table:formula="of:=ROUND([.H42])" office:value-type="float" office:value="412">
            <text:p>412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POWER(1.0594630943593;[.D43]-49)*440" office:value-type="float" office:value="184.997211355805">
            <text:p>184,9972113558</text:p>
          </table:table-cell>
          <table:table-cell office:value-type="float" office:value="54">
            <text:p>54</text:p>
          </table:table-cell>
          <table:table-cell/>
          <table:table-cell table:formula="of:=[.$G$6]/[.E43]" office:value-type="float" office:value="389.195055819098">
            <text:p>389,1950558191</text:p>
          </table:table-cell>
          <table:table-cell table:formula="of:=ROUND([.H43])" office:value-type="float" office:value="389">
            <text:p>389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POWER(1.0594630943593;[.D44]-49)*440" office:value-type="float" office:value="195.997717990862">
            <text:p>195,9977179909</text:p>
          </table:table-cell>
          <table:table-cell office:value-type="float" office:value="55">
            <text:p>55</text:p>
          </table:table-cell>
          <table:table-cell/>
          <table:table-cell table:formula="of:=[.$G$6]/[.E44]" office:value-type="float" office:value="367.351215810363">
            <text:p>367,3512158104</text:p>
          </table:table-cell>
          <table:table-cell table:formula="of:=ROUND([.H44])" office:value-type="float" office:value="367">
            <text:p>367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POWER(1.0594630943593;[.D45]-49)*440" office:value-type="float" office:value="207.652348789961">
            <text:p>207,65234879</text:p>
          </table:table-cell>
          <table:table-cell office:value-type="float" office:value="56">
            <text:p>56</text:p>
          </table:table-cell>
          <table:table-cell/>
          <table:table-cell table:formula="of:=[.$G$6]/[.E45]" office:value-type="float" office:value="346.733376335789">
            <text:p>346,7333763358</text:p>
          </table:table-cell>
          <table:table-cell table:formula="of:=ROUND([.H45])" office:value-type="float" office:value="347">
            <text:p>347</text:p>
          </table:table-cell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formula="of:=POWER(1.0594630943593;[.D46]-49)*440" office:value-type="float" office:value="219.999999999988">
            <text:p>220</text:p>
          </table:table-cell>
          <table:table-cell office:value-type="float" office:value="57">
            <text:p>57</text:p>
          </table:table-cell>
          <table:table-cell/>
          <table:table-cell table:formula="of:=[.$G$6]/[.E46]" office:value-type="float" office:value="327.272727272745">
            <text:p>327,2727272727</text:p>
          </table:table-cell>
          <table:table-cell table:formula="of:=ROUND([.H46])" office:value-type="float" office:value="327">
            <text:p>327</text:p>
          </table:table-cell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formula="of:=POWER(1.0594630943593;[.D47]-49)*440" office:value-type="float" office:value="233.081880759034">
            <text:p>233,081880759</text:p>
          </table:table-cell>
          <table:table-cell office:value-type="float" office:value="58">
            <text:p>58</text:p>
          </table:table-cell>
          <table:table-cell/>
          <table:table-cell table:formula="of:=[.$G$6]/[.E47]" office:value-type="float" office:value="308.904320514024">
            <text:p>308,904320514</text:p>
          </table:table-cell>
          <table:table-cell table:formula="of:=ROUND([.H47])" office:value-type="float" office:value="309">
            <text:p>309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formula="of:=POWER(1.0594630943593;[.D48]-49)*440" office:value-type="float" office:value="246.941650628051">
            <text:p>246,9416506281</text:p>
          </table:table-cell>
          <table:table-cell office:value-type="float" office:value="59">
            <text:p>59</text:p>
          </table:table-cell>
          <table:table-cell/>
          <table:table-cell table:formula="of:=[.$G$6]/[.E48]" office:value-type="float" office:value="291.566853209579">
            <text:p>291,5668532096</text:p>
          </table:table-cell>
          <table:table-cell table:formula="of:=ROUND([.H48])" office:value-type="float" office:value="292">
            <text:p>292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POWER(1.0594630943593;[.D49]-49)*440" office:value-type="float" office:value="261.625565300588">
            <text:p>261,6255653006</text:p>
          </table:table-cell>
          <table:table-cell office:value-type="float" office:value="60">
            <text:p>60</text:p>
          </table:table-cell>
          <table:table-cell/>
          <table:table-cell table:formula="of:=[.$G$6]/[.E49]" office:value-type="float" office:value="275.202463173954">
            <text:p>275,202463174</text:p>
          </table:table-cell>
          <table:table-cell table:formula="of:=ROUND([.H49])" office:value-type="float" office:value="275">
            <text:p>275</text:p>
          </table:table-cell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formula="of:=POWER(1.0594630943593;[.D50]-49)*440" office:value-type="float" office:value="277.182630976862">
            <text:p>277,1826309769</text:p>
          </table:table-cell>
          <table:table-cell office:value-type="float" office:value="61">
            <text:p>61</text:p>
          </table:table-cell>
          <table:table-cell/>
          <table:table-cell table:formula="of:=[.$G$6]/[.E50]" office:value-type="float" office:value="259.756535776624">
            <text:p>259,7565357766</text:p>
          </table:table-cell>
          <table:table-cell table:formula="of:=ROUND([.H50])"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formula="of:=POWER(1.0594630943593;[.D51]-49)*440" office:value-type="float" office:value="293.664767917398">
            <text:p>293,6647679174</text:p>
          </table:table-cell>
          <table:table-cell office:value-type="float" office:value="62">
            <text:p>62</text:p>
          </table:table-cell>
          <table:table-cell/>
          <table:table-cell table:formula="of:=[.$G$6]/[.E51]" office:value-type="float" office:value="245.177521670737">
            <text:p>245,1775216707</text:p>
          </table:table-cell>
          <table:table-cell table:formula="of:=ROUND([.H51])" office:value-type="float" office:value="245">
            <text:p>245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formula="of:=POWER(1.0594630943593;[.D52]-49)*440" office:value-type="float" office:value="311.126983722073">
            <text:p>311,1269837221</text:p>
          </table:table-cell>
          <table:table-cell office:value-type="float" office:value="63">
            <text:p>63</text:p>
          </table:table-cell>
          <table:table-cell/>
          <table:table-cell table:formula="of:=[.$G$6]/[.E52]" office:value-type="float" office:value="231.416764751967">
            <text:p>231,416764752</text:p>
          </table:table-cell>
          <table:table-cell table:formula="of:=ROUND([.H52])" office:value-type="float" office:value="231">
            <text:p>231</text:p>
          </table:table-cell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formula="of:=POWER(1.0594630943593;[.D53]-49)*440" office:value-type="float" office:value="329.627556912863">
            <text:p>329,6275569129</text:p>
          </table:table-cell>
          <table:table-cell office:value-type="float" office:value="64">
            <text:p>64</text:p>
          </table:table-cell>
          <table:table-cell/>
          <table:table-cell table:formula="of:=[.$G$6]/[.E53]" office:value-type="float" office:value="218.428339773283">
            <text:p>218,4283397733</text:p>
          </table:table-cell>
          <table:table-cell table:formula="of:=ROUND([.H53])" office:value-type="float" office:value="218">
            <text:p>218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POWER(1.0594630943593;[.D54]-49)*440" office:value-type="float" office:value="349.228231432998">
            <text:p>349,228231433</text:p>
          </table:table-cell>
          <table:table-cell office:value-type="float" office:value="65">
            <text:p>65</text:p>
          </table:table-cell>
          <table:table-cell/>
          <table:table-cell table:formula="of:=[.$G$6]/[.E54]" office:value-type="float" office:value="206.16889907371">
            <text:p>206,1688990737</text:p>
          </table:table-cell>
          <table:table-cell table:formula="of:=ROUND([.H54])" office:value-type="float" office:value="206">
            <text:p>206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formula="of:=POWER(1.0594630943593;[.D55]-49)*440" office:value-type="float" office:value="369.994422711629">
            <text:p>369,9944227116</text:p>
          </table:table-cell>
          <table:table-cell office:value-type="float" office:value="66">
            <text:p>66</text:p>
          </table:table-cell>
          <table:table-cell/>
          <table:table-cell table:formula="of:=[.$G$6]/[.E55]" office:value-type="float" office:value="194.597527909539">
            <text:p>194,5975279095</text:p>
          </table:table-cell>
          <table:table-cell table:formula="of:=ROUND([.H55])" office:value-type="float" office:value="195">
            <text:p>195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style-name="ce3" table:formula="of:=POWER(1.0594630943593;[.D56]-49)*440" office:value-type="float" office:value="391.995435981746">
            <text:p>391,9954359817</text:p>
          </table:table-cell>
          <table:table-cell table:style-name="ce3" office:value-type="float" office:value="67">
            <text:p>67</text:p>
          </table:table-cell>
          <table:table-cell/>
          <table:table-cell table:formula="of:=[.$G$6]/[.E56]" office:value-type="float" office:value="183.675607905172">
            <text:p>183,6756079052</text:p>
          </table:table-cell>
          <table:table-cell table:formula="of:=ROUND([.H56])" office:value-type="float" office:value="184">
            <text:p>184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style-name="ce3" table:formula="of:=POWER(1.0594630943593;[.D57]-49)*440" office:value-type="float" office:value="415.304697579943">
            <text:p>415,3046975799</text:p>
          </table:table-cell>
          <table:table-cell table:style-name="ce3" office:value-type="float" office:value="68">
            <text:p>68</text:p>
          </table:table-cell>
          <table:table-cell/>
          <table:table-cell table:formula="of:=[.$G$6]/[.E57]" office:value-type="float" office:value="173.366688167885">
            <text:p>173,3666881679</text:p>
          </table:table-cell>
          <table:table-cell table:formula="of:=ROUND([.H57])" office:value-type="float" office:value="173">
            <text:p>173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style-name="ce3" table:formula="of:=POWER(1.0594630943593;[.D58]-49)*440" office:value-type="float" office:value="440">
            <text:p>440</text:p>
          </table:table-cell>
          <table:table-cell table:style-name="ce3" office:value-type="float" office:value="69">
            <text:p>69</text:p>
          </table:table-cell>
          <table:table-cell/>
          <table:table-cell table:formula="of:=[.$G$6]/[.E58]" office:value-type="float" office:value="163.636363636364">
            <text:p>163,6363636364</text:p>
          </table:table-cell>
          <table:table-cell table:formula="of:=ROUND([.H58])" office:value-type="float" office:value="164">
            <text:p>164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style-name="ce3" table:formula="of:=POWER(1.0594630943593;[.D59]-49)*440" office:value-type="float" office:value="466.163761518092">
            <text:p>466,1637615181</text:p>
          </table:table-cell>
          <table:table-cell table:style-name="ce3" office:value-type="float" office:value="70">
            <text:p>70</text:p>
          </table:table-cell>
          <table:table-cell/>
          <table:table-cell table:formula="of:=[.$G$6]/[.E59]" office:value-type="float" office:value="154.452160257004">
            <text:p>154,452160257</text:p>
          </table:table-cell>
          <table:table-cell table:formula="of:=ROUND([.H59])" office:value-type="float" office:value="154">
            <text:p>154</text:p>
          </table:table-cell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style-name="ce3" table:formula="of:=POWER(1.0594630943593;[.D60]-49)*440" office:value-type="float" office:value="493.883301256129">
            <text:p>493,8833012561</text:p>
          </table:table-cell>
          <table:table-cell table:style-name="ce3" office:value-type="float" office:value="71">
            <text:p>71</text:p>
          </table:table-cell>
          <table:table-cell/>
          <table:table-cell table:formula="of:=[.$G$6]/[.E60]" office:value-type="float" office:value="145.783426604782">
            <text:p>145,7834266048</text:p>
          </table:table-cell>
          <table:table-cell table:formula="of:=ROUND([.H60])" office:value-type="float" office:value="146">
            <text:p>146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style-name="ce3" table:formula="of:=POWER(1.0594630943593;[.D61]-49)*440" office:value-type="float" office:value="523.251130601204">
            <text:p>523,2511306012</text:p>
          </table:table-cell>
          <table:table-cell table:style-name="ce3" office:value-type="float" office:value="72">
            <text:p>72</text:p>
          </table:table-cell>
          <table:table-cell/>
          <table:table-cell table:formula="of:=[.$G$6]/[.E61]" office:value-type="float" office:value="137.60123158697">
            <text:p>137,601231587</text:p>
          </table:table-cell>
          <table:table-cell table:formula="of:=ROUND([.H61])" office:value-type="float" office:value="138">
            <text:p>138</text:p>
          </table:table-cell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style-name="ce3" table:formula="of:=POWER(1.0594630943593;[.D62]-49)*440" office:value-type="float" office:value="554.365261953754">
            <text:p>554,3652619538</text:p>
          </table:table-cell>
          <table:table-cell table:style-name="ce3" office:value-type="float" office:value="73">
            <text:p>73</text:p>
          </table:table-cell>
          <table:table-cell/>
          <table:table-cell table:formula="of:=[.$G$6]/[.E62]" office:value-type="float" office:value="129.878267888305">
            <text:p>129,8782678883</text:p>
          </table:table-cell>
          <table:table-cell table:formula="of:=ROUND([.H62])" office:value-type="float" office:value="130">
            <text:p>130</text:p>
          </table:table-cell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style-name="ce3" table:formula="of:=POWER(1.0594630943593;[.D63]-49)*440" office:value-type="float" office:value="587.329535834828">
            <text:p>587,3295358348</text:p>
          </table:table-cell>
          <table:table-cell table:style-name="ce3" office:value-type="float" office:value="74">
            <text:p>74</text:p>
          </table:table-cell>
          <table:table-cell/>
          <table:table-cell table:formula="of:=[.$G$6]/[.E63]" office:value-type="float" office:value="122.588760835362">
            <text:p>122,5887608354</text:p>
          </table:table-cell>
          <table:table-cell table:formula="of:=ROUND([.H63])" office:value-type="float" office:value="123">
            <text:p>123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style-name="ce3" table:formula="of:=POWER(1.0594630943593;[.D64]-49)*440" office:value-type="float" office:value="622.253967444178">
            <text:p>622,2539674442</text:p>
          </table:table-cell>
          <table:table-cell table:style-name="ce3" office:value-type="float" office:value="75">
            <text:p>75</text:p>
          </table:table-cell>
          <table:table-cell/>
          <table:table-cell table:formula="of:=[.$G$6]/[.E64]" office:value-type="float" office:value="115.708382375977">
            <text:p>115,708382376</text:p>
          </table:table-cell>
          <table:table-cell table:formula="of:=ROUND([.H64])" office:value-type="float" office:value="116">
            <text:p>116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style-name="ce3" table:formula="of:=POWER(1.0594630943593;[.D65]-49)*440" office:value-type="float" office:value="659.25511382576">
            <text:p>659,2551138258</text:p>
          </table:table-cell>
          <table:table-cell table:style-name="ce3" office:value-type="float" office:value="76">
            <text:p>76</text:p>
          </table:table-cell>
          <table:table-cell/>
          <table:table-cell table:formula="of:=[.$G$6]/[.E65]" office:value-type="float" office:value="109.214169886636">
            <text:p>109,2141698866</text:p>
          </table:table-cell>
          <table:table-cell table:formula="of:=ROUND([.H65])" office:value-type="float" office:value="109">
            <text:p>109</text:p>
          </table:table-cell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style-name="ce3" table:formula="of:=POWER(1.0594630943593;[.D66]-49)*440" office:value-type="float" office:value="698.456462866033">
            <text:p>698,456462866</text:p>
          </table:table-cell>
          <table:table-cell table:style-name="ce3" office:value-type="float" office:value="77">
            <text:p>77</text:p>
          </table:table-cell>
          <table:table-cell/>
          <table:table-cell table:formula="of:=[.$G$6]/[.E66]" office:value-type="float" office:value="103.08444953685">
            <text:p>103,0844495369</text:p>
          </table:table-cell>
          <table:table-cell table:formula="of:=ROUND([.H66])" office:value-type="float" office:value="103">
            <text:p>103</text:p>
          </table:table-cell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style-name="ce3" table:formula="of:=POWER(1.0594630943593;[.D67]-49)*440" office:value-type="float" office:value="739.988845423298">
            <text:p>739,9888454233</text:p>
          </table:table-cell>
          <table:table-cell table:style-name="ce3" office:value-type="float" office:value="78">
            <text:p>78</text:p>
          </table:table-cell>
          <table:table-cell/>
          <table:table-cell table:formula="of:=[.$G$6]/[.E67]" office:value-type="float" office:value="97.2987639547642">
            <text:p>97,2987639548</text:p>
          </table:table-cell>
          <table:table-cell table:formula="of:=ROUND([.H67])" office:value-type="float" office:value="97">
            <text:p>97</text:p>
          </table:table-cell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style-name="ce3" table:formula="of:=POWER(1.0594630943593;[.D68]-49)*440" office:value-type="float" office:value="783.990871963534">
            <text:p>783,9908719635</text:p>
          </table:table-cell>
          <table:table-cell table:style-name="ce3" office:value-type="float" office:value="79">
            <text:p>79</text:p>
          </table:table-cell>
          <table:table-cell/>
          <table:table-cell table:formula="of:=[.$G$6]/[.E68]" office:value-type="float" office:value="91.837803952581">
            <text:p>91,8378039526</text:p>
          </table:table-cell>
          <table:table-cell table:formula="of:=ROUND([.H68])" office:value-type="float" office:value="92">
            <text:p>92</text:p>
          </table:table-cell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style-name="ce3" table:formula="of:=POWER(1.0594630943593;[.D69]-49)*440" office:value-type="float" office:value="830.609395159931">
            <text:p>830,6093951599</text:p>
          </table:table-cell>
          <table:table-cell table:style-name="ce3" office:value-type="float" office:value="80">
            <text:p>80</text:p>
          </table:table-cell>
          <table:table-cell/>
          <table:table-cell table:formula="of:=[.$G$6]/[.E69]" office:value-type="float" office:value="86.6833440839381">
            <text:p>86,6833440839</text:p>
          </table:table-cell>
          <table:table-cell table:formula="of:=ROUND([.H69])" office:value-type="float" office:value="87">
            <text:p>87</text:p>
          </table:table-cell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style-name="ce3" table:formula="of:=POWER(1.0594630943593;[.D70]-49)*440" office:value-type="float" office:value="880.000000000047">
            <text:p>880</text:p>
          </table:table-cell>
          <table:table-cell table:style-name="ce3" office:value-type="float" office:value="81">
            <text:p>81</text:p>
          </table:table-cell>
          <table:table-cell/>
          <table:table-cell table:formula="of:=[.$G$6]/[.E70]" office:value-type="float" office:value="81.8181818181775">
            <text:p>81,8181818182</text:p>
          </table:table-cell>
          <table:table-cell table:formula="of:=ROUND([.H70])" office:value-type="float" office:value="82">
            <text:p>82</text:p>
          </table:table-cell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style-name="ce3" table:formula="of:=POWER(1.0594630943593;[.D71]-49)*440" office:value-type="float" office:value="932.327523036234">
            <text:p>932,3275230362</text:p>
          </table:table-cell>
          <table:table-cell table:style-name="ce3" office:value-type="float" office:value="82">
            <text:p>82</text:p>
          </table:table-cell>
          <table:table-cell/>
          <table:table-cell table:formula="of:=[.$G$6]/[.E71]" office:value-type="float" office:value="77.2260801284977">
            <text:p>77,2260801285</text:p>
          </table:table-cell>
          <table:table-cell table:formula="of:=ROUND([.H71])" office:value-type="float" office:value="77">
            <text:p>77</text:p>
          </table:table-cell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style-name="ce3" table:formula="of:=POWER(1.0594630943593;[.D72]-49)*440" office:value-type="float" office:value="987.76660251231">
            <text:p>987,7666025123</text:p>
          </table:table-cell>
          <table:table-cell table:style-name="ce3" office:value-type="float" office:value="83">
            <text:p>83</text:p>
          </table:table-cell>
          <table:table-cell/>
          <table:table-cell table:formula="of:=[.$G$6]/[.E72]" office:value-type="float" office:value="72.8917133023869">
            <text:p>72,8917133024</text:p>
          </table:table-cell>
          <table:table-cell table:formula="of:=ROUND([.H72])" office:value-type="float" office:value="73">
            <text:p>73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style-name="ce3" table:formula="of:=POWER(1.0594630943593;[.D73]-49)*440" office:value-type="float" office:value="1046.50226120246">
            <text:p>1046,5022612025</text:p>
          </table:table-cell>
          <table:table-cell table:style-name="ce3" office:value-type="float" office:value="84">
            <text:p>84</text:p>
          </table:table-cell>
          <table:table-cell/>
          <table:table-cell table:formula="of:=[.$G$6]/[.E73]" office:value-type="float" office:value="68.8006157934811">
            <text:p>68,8006157935</text:p>
          </table:table-cell>
          <table:table-cell table:formula="of:=ROUND([.H73])" office:value-type="float" office:value="69">
            <text:p>69</text:p>
          </table:table-cell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style-name="ce3" table:formula="of:=POWER(1.0594630943593;[.D74]-49)*440" office:value-type="float" office:value="1108.73052390757">
            <text:p>1108,7305239076</text:p>
          </table:table-cell>
          <table:table-cell table:style-name="ce3" office:value-type="float" office:value="85">
            <text:p>85</text:p>
          </table:table-cell>
          <table:table-cell/>
          <table:table-cell table:formula="of:=[.$G$6]/[.E74]" office:value-type="float" office:value="64.939133944149">
            <text:p>64,9391339441</text:p>
          </table:table-cell>
          <table:table-cell table:formula="of:=ROUND([.H74])" office:value-type="float" office:value="65">
            <text:p>65</text:p>
          </table:table-cell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style-name="ce3" table:formula="of:=POWER(1.0594630943593;[.D75]-49)*440" office:value-type="float" office:value="1174.65907166972">
            <text:p>1174,6590716697</text:p>
          </table:table-cell>
          <table:table-cell table:style-name="ce3" office:value-type="float" office:value="86">
            <text:p>86</text:p>
          </table:table-cell>
          <table:table-cell/>
          <table:table-cell table:formula="of:=[.$G$6]/[.E75]" office:value-type="float" office:value="61.2943804176778">
            <text:p>61,2943804177</text:p>
          </table:table-cell>
          <table:table-cell table:formula="of:=ROUND([.H75])" office:value-type="float" office:value="61">
            <text:p>61</text:p>
          </table:table-cell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style-name="ce3" table:formula="of:=POWER(1.0594630943593;[.D76]-49)*440" office:value-type="float" office:value="1244.50793488842">
            <text:p>1244,5079348884</text:p>
          </table:table-cell>
          <table:table-cell table:style-name="ce3" office:value-type="float" office:value="87">
            <text:p>87</text:p>
          </table:table-cell>
          <table:table-cell/>
          <table:table-cell table:formula="of:=[.$G$6]/[.E76]" office:value-type="float" office:value="57.8541911879856">
            <text:p>57,854191188</text:p>
          </table:table-cell>
          <table:table-cell table:formula="of:=ROUND([.H76])" office:value-type="float" office:value="58">
            <text:p>58</text:p>
          </table:table-cell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style-name="ce3" table:formula="of:=POWER(1.0594630943593;[.D77]-49)*440" office:value-type="float" office:value="1318.51022765159">
            <text:p>1318,5102276516</text:p>
          </table:table-cell>
          <table:table-cell table:style-name="ce3" office:value-type="float" office:value="88">
            <text:p>88</text:p>
          </table:table-cell>
          <table:table-cell/>
          <table:table-cell table:formula="of:=[.$G$6]/[.E77]" office:value-type="float" office:value="54.607084943315">
            <text:p>54,6070849433</text:p>
          </table:table-cell>
          <table:table-cell table:formula="of:=ROUND([.H77])" office:value-type="float" office:value="55">
            <text:p>55</text:p>
          </table:table-cell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style-name="ce3" table:formula="of:=POWER(1.0594630943593;[.D78]-49)*440" office:value-type="float" office:value="1396.91292573214">
            <text:p>1396,9129257321</text:p>
          </table:table-cell>
          <table:table-cell table:style-name="ce3" office:value-type="float" office:value="89">
            <text:p>89</text:p>
          </table:table-cell>
          <table:table-cell/>
          <table:table-cell table:formula="of:=[.$G$6]/[.E78]" office:value-type="float" office:value="51.5422247684221">
            <text:p>51,5422247684</text:p>
          </table:table-cell>
          <table:table-cell table:formula="of:=ROUND([.H78])" office:value-type="float" office:value="52">
            <text:p>52</text:p>
          </table:table-cell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style-name="ce3" table:formula="of:=POWER(1.0594630943593;[.D79]-49)*440" office:value-type="float" office:value="1479.97769084668">
            <text:p>1479,9776908467</text:p>
          </table:table-cell>
          <table:table-cell table:style-name="ce3" office:value-type="float" office:value="90">
            <text:p>90</text:p>
          </table:table-cell>
          <table:table-cell/>
          <table:table-cell table:formula="of:=[.$G$6]/[.E79]" office:value-type="float" office:value="48.6493819773795">
            <text:p>48,6493819774</text:p>
          </table:table-cell>
          <table:table-cell table:formula="of:=ROUND([.H79])" office:value-type="float" office:value="49">
            <text:p>49</text:p>
          </table:table-cell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style-name="ce3" table:formula="of:=POWER(1.0594630943593;[.D80]-49)*440" office:value-type="float" office:value="1567.98174392715">
            <text:p>1567,9817439272</text:p>
          </table:table-cell>
          <table:table-cell table:style-name="ce3" office:value-type="float" office:value="91">
            <text:p>91</text:p>
          </table:table-cell>
          <table:table-cell/>
          <table:table-cell table:formula="of:=[.$G$6]/[.E80]" office:value-type="float" office:value="45.918901976288">
            <text:p>45,9189019763</text:p>
          </table:table-cell>
          <table:table-cell table:formula="of:=ROUND([.H80])" office:value-type="float" office:value="46">
            <text:p>46</text:p>
          </table:table-cell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style-name="ce3" table:formula="of:=POWER(1.0594630943593;[.D81]-49)*440" office:value-type="float" office:value="1661.21879031995">
            <text:p>1661,21879032</text:p>
          </table:table-cell>
          <table:table-cell table:style-name="ce3" office:value-type="float" office:value="92">
            <text:p>92</text:p>
          </table:table-cell>
          <table:table-cell/>
          <table:table-cell table:formula="of:=[.$G$6]/[.E81]" office:value-type="float" office:value="43.3416720419667">
            <text:p>43,341672042</text:p>
          </table:table-cell>
          <table:table-cell table:formula="of:=ROUND([.H81])"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style-name="ce3" table:formula="of:=POWER(1.0594630943593;[.D82]-49)*440" office:value-type="float" office:value="1760.00000000019">
            <text:p>1760,0000000002</text:p>
          </table:table-cell>
          <table:table-cell table:style-name="ce3" office:value-type="float" office:value="93">
            <text:p>93</text:p>
          </table:table-cell>
          <table:table-cell/>
          <table:table-cell table:formula="of:=[.$G$6]/[.E82]" office:value-type="float" office:value="40.9090909090866">
            <text:p>40,9090909091</text:p>
          </table:table-cell>
          <table:table-cell table:formula="of:=ROUND([.H82])"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style-name="ce3" table:formula="of:=POWER(1.0594630943593;[.D83]-49)*440" office:value-type="float" office:value="1864.65504607257">
            <text:p>1864,6550460726</text:p>
          </table:table-cell>
          <table:table-cell table:style-name="ce3" office:value-type="float" office:value="94">
            <text:p>94</text:p>
          </table:table-cell>
          <table:table-cell/>
          <table:table-cell table:formula="of:=[.$G$6]/[.E83]" office:value-type="float" office:value="38.6130400642468">
            <text:p>38,6130400642</text:p>
          </table:table-cell>
          <table:table-cell table:formula="of:=ROUND([.H83])" office:value-type="float" office:value="39">
            <text:p>39</text:p>
          </table:table-cell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style-name="ce3" table:formula="of:=POWER(1.0594630943593;[.D84]-49)*440" office:value-type="float" office:value="1975.53320502472">
            <text:p>1975,5332050247</text:p>
          </table:table-cell>
          <table:table-cell table:style-name="ce3" office:value-type="float" office:value="95">
            <text:p>95</text:p>
          </table:table-cell>
          <table:table-cell/>
          <table:table-cell table:formula="of:=[.$G$6]/[.E84]" office:value-type="float" office:value="36.4458566511915">
            <text:p>36,4458566512</text:p>
          </table:table-cell>
          <table:table-cell table:formula="of:=ROUND([.H84])" office:value-type="float" office:value="36">
            <text:p>36</text:p>
          </table:table-cell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style-name="ce3" table:formula="of:=POWER(1.0594630943593;[.D85]-49)*440" office:value-type="float" office:value="2093.00452240504">
            <text:p>2093,004522405</text:p>
          </table:table-cell>
          <table:table-cell table:style-name="ce3" office:value-type="float" office:value="96">
            <text:p>96</text:p>
          </table:table-cell>
          <table:table-cell/>
          <table:table-cell table:formula="of:=[.$G$6]/[.E85]" office:value-type="float" office:value="34.4003078967387">
            <text:p>34,4003078967</text:p>
          </table:table-cell>
          <table:table-cell table:formula="of:=ROUND([.H85])" office:value-type="float" office:value="34">
            <text:p>3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22/10/2017</text:date>, <text:time>17:40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f sdf</meta:initial-creator>
    <meta:creation-date>2017-10-22T17:35:19.15</meta:creation-date>
    <dc:date>2017-10-22T17:40:01.38</dc:date>
    <dc:creator>df sdf</dc:creator>
    <meta:editing-duration>PT4M42S</meta:editing-duration>
    <meta:editing-cycles>1</meta:editing-cycles>
    <meta:document-statistic meta:table-count="3" meta:cell-count="387" meta:object-count="0"/>
    <meta:generator>OpenOffice/4.1.3$Win32 OpenOffice.org_project/413m1$Build-9783</meta:generator>
  </office:meta>
</office:document-meta>
</file>